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4006B2916E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e6e64c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draw:stroke-dash="Fine_20_Dashed" svg:stroke-width="0.102cm" svg:stroke-color="#ff0000" draw:marker-start="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-color="#ff0000" draw:opacity="70%" draw:textarea-horizontal-align="justify" draw:textarea-vertical-align="middle" draw:auto-grow-height="false" draw:shadow-offset-x="0.203cm" draw:shadow-offset-y="0.203cm" draw:shadow-opacity="70%"/>
    </style:style>
    <style:style style:name="gr6" style:family="graphic" style:parent-style-name="objectwithoutfill">
      <style:graphic-properties svg:stroke-width="0.102cm" svg:stroke-color="#008000" draw:marker-start-width="0.509cm" draw:marker-end="Small_20_Arrow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0000" draw:opacity="30%" draw:textarea-horizontal-align="justify" draw:textarea-vertical-align="middle" draw:auto-grow-height="false" draw:shadow-opacity="30%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draw:shadow-offset-x="0.203cm" draw:shadow-offset-y="0.203cm"/>
    </style:style>
    <style:style style:name="gr13" style:family="graphic" style:parent-style-name="objectwithoutfill">
      <style:graphic-properties draw:stroke="dash" draw:stroke-dash="Fine_20_Dashed"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e6e64c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56cm" draw:fill="none" draw:textarea-vertical-align="middle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stroke="solid" draw:stroke-dash="Fine_20_Dashed" svg:stroke-width="0.051cm" svg:stroke-color="#ff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Ultrafine_20_Dashed"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color="#008000" draw:marker-end="Small_20_Arrow" draw:marker-end-width="0.203cm" draw:fill="none" draw:textarea-vertical-align="middle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objectwithoutfill">
      <style:graphic-properties draw:stroke="dash" draw:stroke-dash="Fine_20_Dashed"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1cm" draw:marker-start-width="0.355cm" draw:marker-end="Arrow" draw:marker-end-width="0.35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hatch" draw:fill-color="#000000" draw:fill-hatch-name="Black_20_90_20_Degrees" draw:textarea-horizontal-align="justify" draw:textarea-vertical-align="middle" draw:auto-grow-height="false"/>
    </style:style>
    <style:style style:name="gr30" style:family="graphic" style:parent-style-name="objectwithoutfill">
      <style:graphic-properties draw:fill="none" draw:textarea-vertical-align="middle" draw:shadow-offset-x="0.203cm" draw:shadow-offset-y="0.203cm"/>
    </style:style>
    <style:style style:name="gr31" style:family="graphic" style:parent-style-name="objectwithoutfill">
      <style:graphic-properties svg:stroke-width="0.051cm" draw:marker-start="Arrow" draw:marker-start-width="0.305cm" draw:marker-end="Arrow" draw:marker-end-width="0.305cm" draw:fill="none" draw:textarea-vertical-align="middle" fo:padding-top="0.15cm" fo:padding-bottom="0.15cm" fo:padding-left="0.275cm" fo:padding-right="0.275cm" draw:shadow-offset-x="0.203cm" draw:shadow-offset-y="0.20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8" style:family="paragraph">
      <style:paragraph-properties fo:text-align="center"/>
      <style:text-properties fo:font-size="24pt" style:text-underline-style="none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073cm" svg:x="1.471cm" svg:y="4.064cm" presentation:class="title" presentation:user-transformed="true">
          <draw:text-box>
            <text:p>UROP: SPP伝搬長の測定実験<text:line-break/>進捗状況報告</text:p>
          </draw:text-box>
        </draw:frame>
        <draw:frame presentation:style-name="pr2" draw:text-style-name="P1" draw:layer="layout" svg:width="25.199cm" svg:height="5.334cm" svg:x="0.963cm" svg:y="14.24cm" presentation:class="subtitle" presentation:user-transformed="true">
          <draw:text-box>
            <text:p text:style-name="P1">平松信義</text:p>
            <text:p text:style-name="P1">2015年6月18日</text:p>
            <text:p text:style-name="P1">東京大学工学部物理工学科3年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0.49cm" svg:height="1.642cm" svg:x="8.844cm" svg:y="17.8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目的</text:p>
          </draw:text-box>
        </draw:frame>
        <draw:frame presentation:style-name="pr4" draw:text-style-name="P3" draw:layer="layout" svg:width="24.762cm" svg:height="3.706cm" svg:x="1.4cm" svg:y="3.914cm" presentation:class="outline" presentation:user-transformed="true">
          <draw:text-box>
            <text:list text:style-name="L2">
              <text:list-header>
                <text:p><text:span text:style-name="T1">赤外光をもちいて励起した</text:span><text:span text:style-name="T1">SPP(Surface Plasmon Polariton) </text:span><text:span text:style-name="T1">の伝搬長を求める。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presentation:style-name="pr1" draw:layer="layout" svg:width="25.199cm" svg:height="3.506cm" svg:x="1.401cm" svg:y="6.637cm" presentation:class="title" presentation:user-transformed="true">
          <draw:text-box>
            <text:p>方法</text:p>
          </draw:text-box>
        </draw:frame>
        <draw:frame presentation:style-name="pr4" draw:text-style-name="P3" draw:layer="layout" svg:width="24.762cm" svg:height="7.05cm" svg:x="1.4cm" svg:y="9.714cm" presentation:class="outline" presentation:user-transformed="true">
          <draw:text-box>
            <text:list text:style-name="L2">
              <text:list-header>
                <text:p><text:span text:style-name="T1">Au</text:span><text:span text:style-name="T1">薄膜上のグレーティングに</text:span><text:span text:style-name="T1">CO</text:span><text:span text:style-name="T2">2</text:span><text:span text:style-name="T1">レーザー光を照射し</text:span><text:span text:style-name="T1">SPP</text:span><text:span text:style-name="T1">を励起して伝搬させる。長さの異なる導波路を伝搬した</text:span><text:span text:style-name="T1">SPP</text:span><text:span text:style-name="T1">を、再びグレーティングで光とカップルしその光強度を検出する。なお簡単のため</text:span><text:span text:style-name="T1">Au</text:span><text:span text:style-name="T1">薄膜は１層とした。</text:span></text:p>
                <text:p><text:span text:style-name="T1"/></text:p>
              </text:list-header>
            </text:list>
          </draw:text-box>
        </draw:frame>
        <draw:custom-shape draw:style-name="gr3" draw:text-style-name="P2" draw:layer="layout" svg:width="0.841cm" svg:height="0.762cm" svg:x="9.665cm" svg:y="18.15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0.065cm" svg:y="18.1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0.465cm" svg:y="18.15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0.865cm" svg:y="18.15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1.265cm" svg:y="18.15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4.826cm" svg:height="0.762cm" svg:x="11.664cm" svg:y="18.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6.065cm" svg:y="18.1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6.465cm" svg:y="18.15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6.865cm" svg:y="18.1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7.265cm" svg:y="18.1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841cm" svg:height="0.762cm" svg:x="17.665cm" svg:y="18.15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2" draw:layer="layout" draw:type="line" svg:x1="8.844cm" svg:y1="16.434cm" svg:x2="10.912cm" svg:y2="18.36cm" svg:d="M8844 16434l2068 1926" svg:viewBox="0 0 2069 1927">
          <text:p/>
        </draw:connector>
        <draw:custom-shape draw:style-name="gr5" draw:text-style-name="P2" draw:layer="layout" svg:width="0.842cm" svg:height="2.633cm" draw:transform="skewX (0.00122173047639603) rotate (2.35549635849155) translate (17.469cm 18.8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6" draw:text-style-name="P2" draw:layer="layout" svg:x1="12.106cm" svg:y1="18.517cm" svg:x2="14.224cm" svg:y2="18.517cm">
          <text:p/>
        </draw:line>
        <draw:custom-shape draw:style-name="gr7" draw:text-style-name="P2" draw:layer="layout" svg:width="3.781cm" svg:height="0.472cm" svg:x="13cm" svg:y="18.255cm">
          <text:p text:style-name="P2">SP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8" draw:text-style-name="P2" draw:layer="layout" svg:width="2.127cm" svg:height="0.943cm" svg:x="12.874cm" svg:y="10.8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1.884cm" svg:height="0.945cm" draw:transform="rotate (1.5707963267949) translate (15.946cm 14.668cm)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5.001cm" svg:y1="11.365cm" svg:x2="25.911cm" svg:y2="11.388cm" draw:end-shape="id1" draw:end-glue-point="0" svg:d="M15001 11365l10910 23" svg:viewBox="0 0 10911 24">
          <text:p/>
        </draw:connector>
        <draw:connector draw:style-name="gr10" draw:text-style-name="P2" draw:layer="layout" draw:type="line" svg:x1="16.418cm" svg:y1="12.784cm" svg:x2="16.42cm" svg:y2="11.38cm" draw:start-shape="id2" svg:d="M16418 12784l2-1404" svg:viewBox="0 0 3 1405">
          <text:p/>
        </draw:connector>
        <draw:custom-shape draw:style-name="gr11" draw:text-style-name="P2" draw:layer="layout" svg:width="1.131cm" svg:height="1.723cm" draw:transform="skewX (-0.00349065850398863) rotate (0.785398163397448) translate (21.964cm 15.40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11" draw:text-style-name="P2" draw:layer="layout" svg:width="1.131cm" svg:height="1.662cm" draw:transform="skewX (-0.00296705972839037) rotate (-2.35619449019235) translate (25.239cm 17.08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2" draw:text-style-name="P2" draw:layer="layout" svg:width="0.069cm" svg:height="0.709cm" draw:transform="skewX (0.00418879020478641) rotate (2.35619449019234) translate (24.391cm 18.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071cm" svg:height="0.706cm" draw:transform="skewX (0.0212930168743308) rotate (2.35619449019234) translate (24.961cm 17.49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97cm" svg:height="0.605cm" draw:transform="skewX (-0.00331612557878932) rotate (0.785398163397448) translate (24.775cm 17.65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draw:layer="layout" svg:width="1.444cm" svg:height="1.265cm" draw:transform="skewX (-0.00471238898038471) rotate (0.785398163397448) translate (24.906cm 18.476cm)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2.327cm" svg:y1="14.668cm" svg:x2="23.773cm" svg:y2="16.016cm">
          <text:p/>
        </draw:line>
        <draw:line draw:style-name="gr13" draw:text-style-name="P2" draw:layer="layout" svg:x1="23.773cm" svg:y1="16.016cm" svg:x2="24.482cm" svg:y2="17.9cm">
          <text:p/>
        </draw:line>
        <draw:custom-shape draw:style-name="gr14" draw:text-style-name="P2" draw:layer="layout" svg:width="0.237cm" svg:height="1.651cm" draw:transform="skewX (0.00418879020478647) rotate (2.35619449019234) translate (23.163cm 16.9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" draw:id="id1" draw:layer="layout" svg:width="1.637cm" svg:height="0.07cm" draw:transform="rotate (1.96349540849362) translate (26.224cm 12.1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22.087cm" svg:y1="14.949cm" svg:x2="25.911cm" svg:y2="11.388cm" draw:end-shape="id1" draw:end-glue-point="0" svg:d="M22087 14949l3824-3561" svg:viewBox="0 0 3825 3562">
          <text:p/>
        </draw:connector>
        <draw:custom-shape draw:style-name="gr12" draw:text-style-name="P2" draw:layer="layout" svg:width="0.072cm" svg:height="0.707cm" svg:x="18.53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072cm" svg:height="0.708cm" svg:x="18.53cm" svg:y="11.5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071cm" svg:height="0.707cm" svg:x="22.257cm" svg:y="10.5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07cm" svg:height="0.708cm" svg:x="22.253cm" svg:y="11.509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6.324cm" svg:y1="11.349cm" svg:x2="16.324cm" svg:y2="8.758cm" svg:d="M16324 11349v-2591" svg:viewBox="0 0 1 2592">
          <text:p/>
        </draw:connector>
        <draw:custom-shape draw:style-name="gr12" draw:text-style-name="P2" draw:layer="layout" svg:width="1.276cm" svg:height="0.07cm" svg:x="15.663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236cm" svg:height="1.652cm" draw:transform="skewX (0.00174532925199427) rotate (2.35619449019234) translate (15.924cm 12.0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884cm" svg:height="0.156cm" draw:transform="rotate (1.5707963267949) translate (22.223cm 16.28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234cm" svg:height="2.304cm" svg:x="22.064cm" svg:y="14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2" draw:layer="layout" svg:width="1.632cm" svg:height="1.627cm" svg:x="19.755cm" svg:y="1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1.895cm" svg:height="2.05cm" draw:transform="rotate (-3.14159265358979) translate (21.49cm 16.66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9" draw:text-style-name="P2" draw:layer="layout" svg:x1="20.905cm" svg:y1="16.278cm" svg:x2="21.356cm" svg:y2="15.789cm">
            <text:p/>
          </draw:line>
        </draw:g>
        <draw:line draw:style-name="gr19" draw:text-style-name="P2" draw:layer="layout" svg:x1="20.651cm" svg:y1="15.382cm" svg:x2="21.833cm" svg:y2="15.382cm">
          <text:p/>
        </draw:line>
        <draw:custom-shape draw:style-name="gr17" draw:text-style-name="P2" draw:layer="layout" svg:width="0.568cm" svg:height="0.565cm" svg:x="20.392cm" svg:y="15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36cm" svg:height="0.236cm" svg:x="20.558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78cm" svg:height="0.472cm" svg:x="18.893cm" svg:y="16.768cm">
          <text:p text:style-name="P2">XYZΦ-stag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81cm" svg:height="0.472cm" svg:x="20.24cm" svg:y="13.289cm">
          <text:p text:style-name="P2">Sampl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81cm" svg:height="0.471cm" svg:x="19.356cm" svg:y="8.745cm">
          <text:p text:style-name="P2">Aperture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20.673cm" svg:y1="9.487cm" svg:x2="19.019cm" svg:y2="10.9cm">
          <text:p/>
        </draw:line>
        <draw:line draw:style-name="gr21" draw:text-style-name="P2" draw:layer="layout" svg:x1="21.618cm" svg:y1="9.487cm" svg:x2="21.854cm" svg:y2="10.9cm">
          <text:p/>
        </draw:line>
        <draw:custom-shape draw:style-name="gr7" draw:text-style-name="P2" draw:layer="layout" svg:width="3.781cm" svg:height="0.471cm" svg:x="11.586cm" svg:y="10.139cm">
          <text:p text:style-name="P2">He-Ne Las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82cm" svg:height="0.47cm" svg:x="14.47cm" svg:y="14.962cm">
          <text:p text:style-name="P2">Co2 Las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81cm" svg:height="0.47cm" svg:x="15.401cm" svg:y="9.957cm">
          <text:p text:style-name="P2">CaF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64cm" svg:height="0.455cm" svg:x="23.794cm" svg:y="19.616cm">
          <text:p text:style-name="P2">Detector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光学系１</text:p>
          </draw:text-box>
        </draw:frame>
        <draw:g>
          <draw:custom-shape draw:style-name="gr16" draw:text-style-name="P2" draw:layer="layout" svg:width="4.993cm" svg:height="0.139cm" draw:transform="rotate (-1.5707963267949) translate (5.233cm 12.2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5.547cm" svg:height="0.485cm" draw:transform="rotate (-1.5707963267949) translate (5.094cm 11.94cm)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2" xml:id="id3" draw:id="id3" draw:layer="layout" draw:type="line" svg:x1="5.269cm" svg:y1="12.713cm" svg:x2="7.219cm" svg:y2="14.715cm" svg:d="M5269 12713l1950 2002" svg:viewBox="0 0 1951 2003">
          <text:p/>
        </draw:connector>
        <draw:connector draw:style-name="gr22" draw:text-style-name="P2" draw:layer="layout" draw:type="line" svg:x1="7.195cm" svg:y1="10.645cm" svg:x2="5.269cm" svg:y2="12.713cm" draw:end-shape="id3" draw:end-glue-point="2" svg:d="M7195 10645l-1926 2068" svg:viewBox="0 0 1927 2069">
          <text:p/>
        </draw:connector>
        <draw:custom-shape draw:style-name="gr11" draw:text-style-name="P2" draw:layer="layout" svg:width="0.842cm" svg:height="2.571cm" draw:transform="skewX (0.00122173047639605) rotate (0.784700031696651) translate (4.933cm 16.95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draw:layer="layout" svg:width="2.815cm" svg:height="0.912cm" svg:x="7.607cm" svg:y="17.748cm">
          <text:p text:style-name="P2">Scattered</text:p>
          <text:p text:style-name="P2">ligh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14cm" svg:height="1.101cm" svg:x="7.608cm" svg:y="14.192cm">
          <text:p text:style-name="P2">Reflected</text:p>
          <text:p text:style-name="P2">ligh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15cm" svg:height="1.101cm" svg:x="7.195cm" svg:y="10.128cm">
          <text:p text:style-name="P2">Incident</text:p>
          <text:p text:style-name="P2">light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5.171cm" svg:y1="11.996cm" svg:x2="5.171cm" svg:y2="9.939cm">
          <text:p/>
        </draw:line>
        <draw:path draw:style-name="gr24" draw:text-style-name="P2" draw:layer="layout" svg:width="0.933cm" svg:height="0.423cm" draw:transform="rotate (0.109083078249646) translate (5.26024897778338cm 11.1860115302734cm)" svg:viewBox="0 0 934 424" svg:d="M0 16c335-76 648 130 881 342l53 66">
          <text:p/>
        </draw:path>
        <draw:custom-shape draw:style-name="gr7" draw:text-style-name="P5" draw:layer="layout" svg:width="2.815cm" svg:height="0.353cm" svg:x="4.58cm" svg:y="10.636cm">
          <text:p text:style-name="P2"><text:span text:style-name="T3">45°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5.269cm" svg:y1="13.287cm" svg:x2="5.233cm" svg:y2="15.019cm">
          <text:p/>
        </draw:line>
        <draw:line draw:style-name="gr23" draw:text-style-name="P2" draw:layer="layout" svg:x1="5.171cm" svg:y1="17.439cm" svg:x2="5.171cm" svg:y2="19.145cm">
          <text:p/>
        </draw:line>
        <draw:path draw:style-name="gr24" draw:text-style-name="P2" draw:layer="layout" svg:width="0.933cm" svg:height="0.423cm" draw:transform="rotate (3.03250957534015) translate (6.18881816392864cm 18.6506833349897cm)" svg:viewBox="0 0 934 424" svg:d="M934 16c-335-76-648 130-881 342l-53 66">
          <text:p/>
        </draw:path>
        <draw:custom-shape draw:style-name="gr7" draw:text-style-name="P5" draw:layer="layout" svg:width="2.815cm" svg:height="0.353cm" svg:x="4.613cm" svg:y="18.819cm">
          <text:p text:style-name="P2"><text:span text:style-name="T3">45°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5.094cm" svg:y1="16.859cm" svg:x2="5.233cm" svg:y2="16.859cm">
          <text:p/>
        </draw:line>
        <draw:line draw:style-name="gr24" draw:text-style-name="P2" draw:layer="layout" svg:x1="5.093cm" svg:y1="16.759cm" svg:x2="5.232cm" svg:y2="16.759cm">
          <text:p/>
        </draw:line>
        <draw:line draw:style-name="gr24" draw:text-style-name="P2" draw:layer="layout" svg:x1="5.092cm" svg:y1="16.659cm" svg:x2="5.231cm" svg:y2="16.659cm">
          <text:p/>
        </draw:line>
        <draw:line draw:style-name="gr24" draw:text-style-name="P2" draw:layer="layout" svg:x1="5.092cm" svg:y1="16.559cm" svg:x2="5.231cm" svg:y2="16.559cm">
          <text:p/>
        </draw:line>
        <draw:line draw:style-name="gr24" draw:text-style-name="P2" draw:layer="layout" svg:x1="5.092cm" svg:y1="16.359cm" svg:x2="5.231cm" svg:y2="16.359cm">
          <text:p/>
        </draw:line>
        <draw:line draw:style-name="gr24" draw:text-style-name="P2" draw:layer="layout" svg:x1="5.093cm" svg:y1="16.459cm" svg:x2="5.232cm" svg:y2="16.459cm">
          <text:p/>
        </draw:line>
        <draw:line draw:style-name="gr24" draw:text-style-name="P2" draw:layer="layout" svg:x1="5.092cm" svg:y1="16.959cm" svg:x2="5.231cm" svg:y2="16.959cm">
          <text:p/>
        </draw:line>
        <draw:line draw:style-name="gr24" draw:text-style-name="P2" draw:layer="layout" svg:x1="5.093cm" svg:y1="12.959cm" svg:x2="5.232cm" svg:y2="12.959cm">
          <text:p/>
        </draw:line>
        <draw:line draw:style-name="gr24" draw:text-style-name="P2" draw:layer="layout" svg:x1="5.092cm" svg:y1="12.859cm" svg:x2="5.231cm" svg:y2="12.859cm">
          <text:p/>
        </draw:line>
        <draw:line draw:style-name="gr24" draw:text-style-name="P2" draw:layer="layout" svg:x1="5.091cm" svg:y1="12.759cm" svg:x2="5.23cm" svg:y2="12.759cm">
          <text:p/>
        </draw:line>
        <draw:line draw:style-name="gr24" draw:text-style-name="P2" draw:layer="layout" svg:x1="5.091cm" svg:y1="12.659cm" svg:x2="5.23cm" svg:y2="12.659cm">
          <text:p/>
        </draw:line>
        <draw:line draw:style-name="gr24" draw:text-style-name="P2" draw:layer="layout" svg:x1="5.091cm" svg:y1="12.459cm" svg:x2="5.23cm" svg:y2="12.459cm">
          <text:p/>
        </draw:line>
        <draw:line draw:style-name="gr24" draw:text-style-name="P2" draw:layer="layout" svg:x1="5.092cm" svg:y1="12.559cm" svg:x2="5.231cm" svg:y2="12.559cm">
          <text:p/>
        </draw:line>
        <draw:line draw:style-name="gr24" draw:text-style-name="P2" draw:layer="layout" svg:x1="5.091cm" svg:y1="13.059cm" svg:x2="5.23cm" svg:y2="13.059cm">
          <text:p/>
        </draw:line>
        <draw:line draw:style-name="gr21" draw:text-style-name="P2" draw:layer="layout" svg:x1="3.818cm" svg:y1="15.872cm" svg:x2="4.945cm" svg:y2="12.782cm">
          <text:p/>
        </draw:line>
        <draw:line draw:style-name="gr21" draw:text-style-name="P2" draw:layer="layout" svg:x1="3.818cm" svg:y1="16.225cm" svg:x2="4.815cm" svg:y2="16.733cm">
          <text:p/>
        </draw:line>
        <draw:custom-shape draw:style-name="gr7" draw:text-style-name="P2" draw:layer="layout" svg:width="2.815cm" svg:height="0.353cm" svg:x="1.257cm" svg:y="15.772cm">
          <text:p text:style-name="P2">Gr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9.906cm" svg:height="10.668cm" svg:x="1.178cm" svg:y="9.32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648cm" svg:height="0.963cm" svg:x="4.726cm" svg:y="8.357cm">
          <draw:text-box>
            <text:p text:style-name="P2"><text:span text:style-name="T4">Sample</text:span></text:p>
          </draw:text-box>
        </draw:frame>
        <draw:frame presentation:style-name="pr4" draw:layer="layout" svg:width="24.762cm" svg:height="4.214cm" svg:x="1.4cm" svg:y="4.314cm" presentation:class="outline" presentation:user-transformed="true">
          <draw:text-box>
            <text:list text:style-name="L2">
              <text:list-header>
                <text:p><text:span text:style-name="T5">励起に用いるグレーティングと検出に用いるグレーティングで幅を等しくした。このとき反射光と検出光の伝搬方向は同じ。</text:span></text:p>
                <text:p/>
                <text:p/>
              </text:list-header>
            </text:list>
          </draw:text-box>
        </draw:frame>
        <draw:line draw:style-name="gr19" draw:text-style-name="P2" draw:layer="layout" svg:x1="20.674cm" svg:y1="15.387cm" svg:x2="20.674cm" svg:y2="14.20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custom-shape draw:style-name="gr17" draw:text-style-name="P2" draw:layer="layout" svg:width="1.662cm" svg:height="1.63cm" draw:transform="skewX (-0.011693705988362) rotate (0.261799387799149) translate (18.778cm 15.1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1.931cm" svg:height="2.053cm" draw:transform="skewX (-0.0127409035395586) rotate (-2.87979326579064) translate (21.009cm 16.62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9" draw:text-style-name="P2" draw:layer="layout" svg:x1="20.329cm" svg:y1="16.408cm" svg:x2="20.644cm" svg:y2="15.819cm">
            <text:p/>
          </draw:line>
        </draw:g>
        <draw:connector draw:style-name="gr9" draw:text-style-name="P2" draw:layer="layout" draw:type="line" svg:x1="14.966cm" svg:y1="11.37cm" svg:x2="26.031cm" svg:y2="11.368cm" draw:end-shape="id4" draw:end-glue-point="0" svg:d="M14966 11370l11065-2" svg:viewBox="0 0 11066 3">
          <text:p/>
        </draw:connector>
        <draw:custom-shape draw:style-name="gr12" draw:text-style-name="P2" draw:layer="layout" svg:width="0.072cm" svg:height="0.706cm" svg:x="22.359cm" svg:y="10.5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074cm" svg:height="0.708cm" svg:x="22.354cm" svg:y="11.50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26.031cm" svg:y1="11.368cm" svg:x2="26.058cm" svg:y2="15.799cm" draw:start-shape="id4" draw:start-glue-point="0" draw:end-shape="id5" draw:end-glue-point="0" svg:d="M26031 11368l27 4431" svg:viewBox="0 0 28 4432">
          <text:p/>
        </draw:connector>
        <draw:custom-shape draw:style-name="gr11" draw:text-style-name="P2" draw:layer="layout" svg:width="1.139cm" svg:height="1.74cm" draw:transform="skewX (-0.0223402144255274) rotate (0.785398163397448) translate (22.069cm 15.38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11" draw:text-style-name="P2" draw:layer="layout" svg:width="1.14cm" svg:height="1.673cm" draw:transform="skewX (-0.0202458193231342) rotate (-2.35619449019235) translate (25.403cm 17.072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2" draw:text-style-name="P2" draw:layer="layout" svg:width="0.07cm" svg:height="0.718cm" draw:transform="skewX (-0.018151424220741) rotate (2.35619449019234) translate (24.54cm 18.0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074cm" svg:height="0.712cm" draw:transform="skewX (0.0211184839491314) rotate (2.35619449019234) translate (25.121cm 17.47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02cm" svg:height="0.613cm" draw:transform="skewX (-0.031066860685499) rotate (0.785398163397448) translate (24.929cm 17.642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draw:layer="layout" svg:width="1.457cm" svg:height="1.276cm" draw:transform="skewX (-0.0219911485751285) rotate (0.785398163397448) translate (25.064cm 18.45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4cm" svg:height="1.668cm" draw:transform="skewX (0.022165681500328) rotate (2.35619449019234) translate (23.288cm 16.8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885cm" svg:height="0.159cm" draw:transform="skewX (0.0251327412287184) rotate (1.83259571459405) translate (22.553cm 15.838cm)">
          <text:p/>
          <draw:enhanced-geometry svg:viewBox="0 0 21600 21600" draw:type="rectangle" draw:enhanced-path="M 0 0 L 21600 0 21600 21600 0 21600 0 0 Z N"/>
        </draw:custom-shape>
        <draw:connector draw:style-name="gr9" draw:text-style-name="P2" xml:id="id6" draw:id="id6" draw:layer="layout" draw:type="line" svg:x1="22.416cm" svg:y1="14.647cm" svg:x2="26.112cm" svg:y2="15.848cm" draw:end-shape="id5" draw:end-glue-point="2" svg:d="M22416 14647l3696 1201" svg:viewBox="0 0 3697 1202">
          <text:p/>
        </draw:connector>
        <draw:connector draw:style-name="gr27" draw:text-style-name="P2" draw:layer="layout" draw:type="line" svg:x1="22.416cm" svg:y1="14.647cm" svg:x2="23.736cm" svg:y2="12.731cm" draw:start-shape="id6" draw:start-glue-point="2" svg:d="M22416 14647l1320-1916" svg:viewBox="0 0 1321 1917">
          <text:p/>
        </draw:connector>
        <draw:custom-shape draw:style-name="gr12" draw:text-style-name="P2" xml:id="id4" draw:id="id4" draw:layer="layout" svg:width="1.86cm" svg:height="0.088cm" draw:transform="rotate (2.35619449019234) translate (26.689cm 12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" draw:id="id5" draw:layer="layout" svg:width="1.356cm" svg:height="0.073cm" draw:transform="skewX (-0.0410152374218668) rotate (0.785398163397448) translate (25.579cm 16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169cm" svg:height="0.941cm" svg:x="12.797cm" svg:y="10.8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1.884cm" svg:height="0.963cm" draw:transform="rotate (1.5707963267949) translate (15.929cm 14.66cm)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6.41cm" svg:y1="12.776cm" svg:x2="16.412cm" svg:y2="11.371cm" draw:start-shape="id7" svg:d="M16410 12776l2-1405" svg:viewBox="0 0 3 1406">
          <text:p/>
        </draw:connector>
        <draw:custom-shape draw:style-name="gr12" draw:text-style-name="P2" draw:layer="layout" svg:width="0.073cm" svg:height="0.707cm" svg:x="18.561cm" svg:y="10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073cm" svg:height="0.709cm" svg:x="18.561cm" svg:y="11.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6.314cm" svg:y1="11.335cm" svg:x2="16.314cm" svg:y2="8.745cm" svg:d="M16314 11335v-2590" svg:viewBox="0 0 1 2591">
          <text:p/>
        </draw:connector>
        <draw:custom-shape draw:style-name="gr15" draw:text-style-name="P2" draw:layer="layout" svg:width="0.24cm" svg:height="1.665cm" draw:transform="skewX (0.0216420827247297) rotate (2.35619449019234) translate (15.908cm 12.01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54cm" svg:height="0.47cm" svg:x="14.424cm" svg:y="14.959cm">
          <text:p text:style-name="P2">Co2 Las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298cm" svg:height="0.071cm" svg:x="15.641cm" svg:y="8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52cm" svg:height="0.47cm" svg:x="11.486cm" svg:y="10.139cm">
          <text:p text:style-name="P2">He-Ne Las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53cm" svg:height="0.473cm" svg:x="15.373cm" svg:y="9.952cm">
          <text:p text:style-name="P2">CaF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52cm" svg:height="0.469cm" svg:x="19.403cm" svg:y="8.744cm">
          <text:p text:style-name="P2">Aperture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20.745cm" svg:y1="9.485cm" svg:x2="19.059cm" svg:y2="10.898cm">
          <text:p/>
        </draw:line>
        <draw:line draw:style-name="gr21" draw:text-style-name="P2" draw:layer="layout" svg:x1="21.708cm" svg:y1="9.485cm" svg:x2="21.949cm" svg:y2="10.898cm">
          <text:p/>
        </draw:line>
        <draw:custom-shape draw:style-name="gr8" draw:text-style-name="P2" draw:layer="layout" svg:width="0.203cm" svg:height="2.305cm" draw:transform="skewX (-0.0130899693899574) rotate (0.261799387799149) translate (21.839cm 13.852cm)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9.841cm" svg:y1="15.608cm" svg:x2="21.004cm" svg:y2="15.303cm">
          <text:p/>
        </draw:line>
        <draw:line draw:style-name="gr28" draw:text-style-name="P2" draw:layer="layout" svg:x1="19.877cm" svg:y1="15.647cm" svg:x2="19.565cm" svg:y2="14.509cm">
          <text:p/>
        </draw:line>
        <draw:custom-shape draw:style-name="gr17" draw:text-style-name="P2" draw:layer="layout" svg:width="0.577cm" svg:height="0.565cm" draw:transform="skewX (-0.0089011791851711) rotate (0.261799387799149) translate (19.517cm 15.4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41cm" svg:height="0.234cm" draw:transform="skewX (-0.0212930168743308) rotate (0.261799387799149) translate (19.723cm 15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854cm" svg:height="0.471cm" svg:x="18.217cm" svg:y="16.813cm">
          <text:p text:style-name="P2">XYZ-Φ stag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51cm" svg:height="0.473cm" svg:x="20.114cm" svg:y="12.964cm">
          <text:p text:style-name="P2">Sampl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52cm" svg:height="0.471cm" svg:x="23.865cm" svg:y="19.594cm">
          <text:p text:style-name="P2">Detector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2cm" svg:y="0.837cm" presentation:class="title" presentation:user-transformed="true">
          <draw:text-box>
            <text:p>光学系２</text:p>
          </draw:text-box>
        </draw:frame>
        <draw:g>
          <draw:custom-shape draw:style-name="gr16" draw:text-style-name="P2" draw:layer="layout" svg:width="4.993cm" svg:height="0.139cm" draw:transform="rotate (-1.5707963267949) translate (5.215cm 11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5.547cm" svg:height="0.485cm" draw:transform="rotate (-1.5707963267949) translate (5.076cm 11.7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" draw:text-style-name="P2" xml:id="id8" draw:id="id8" draw:layer="layout" draw:type="line" svg:x1="5.251cm" svg:y1="12.477cm" svg:x2="7.217cm" svg:y2="11.197cm" svg:d="M5251 12477l1966-1280" svg:viewBox="0 0 1967 1281">
          <text:p/>
        </draw:connector>
        <draw:connector draw:style-name="gr22" draw:text-style-name="P2" draw:layer="layout" draw:type="line" svg:x1="7.278cm" svg:y1="13.691cm" svg:x2="5.251cm" svg:y2="12.477cm" draw:end-shape="id8" draw:end-glue-point="2" svg:d="M7278 13691l-2027-1214" svg:viewBox="0 0 2028 1215">
          <text:p/>
        </draw:connector>
        <draw:custom-shape draw:style-name="gr11" draw:text-style-name="P2" draw:layer="layout" svg:width="0.842cm" svg:height="2.571cm" draw:transform="skewX (0.00122173047639592) rotate (0.523773308523498) translate (4.815cm 16.52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draw:layer="layout" svg:width="2.815cm" svg:height="0.912cm" svg:x="7.015cm" svg:y="17.796cm">
          <text:p text:style-name="P2">Scattered</text:p>
          <text:p text:style-name="P2">l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814cm" svg:height="1.101cm" svg:x="7.217cm" svg:y="10.283cm">
          <text:p text:style-name="P2">Reflected</text:p>
          <text:p text:style-name="P2">ligh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15cm" svg:height="1.101cm" svg:x="7.269cm" svg:y="13.239cm">
          <text:p text:style-name="P2">Incident</text:p>
          <text:p text:style-name="P2">light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2" draw:layer="layout" svg:width="0.93cm" svg:height="0.567cm" draw:transform="skewX (0.0675442420521806) rotate (-1.91986217719376) translate (6.30344507294812cm 13.3355457148906cm)" svg:viewBox="0 0 931 568" svg:d="M0 21c334-101 646 175 878 458l53 89">
          <text:p/>
        </draw:path>
        <draw:line draw:style-name="gr25" draw:text-style-name="P2" draw:layer="layout" svg:x1="5.251cm" svg:y1="13.051cm" svg:x2="5.215cm" svg:y2="14.783cm">
          <text:p/>
        </draw:line>
        <draw:line draw:style-name="gr23" draw:text-style-name="P2" draw:layer="layout" svg:x1="5.153cm" svg:y1="17.203cm" svg:x2="5.153cm" svg:y2="19.411cm">
          <text:p/>
        </draw:line>
        <draw:path draw:style-name="gr24" draw:text-style-name="P2" draw:layer="layout" svg:width="0.607cm" svg:height="0.221cm" draw:transform="skewX (0.0530580092606276) rotate (3.05589698731687) translate (5.81331599565888cm 18.8127191215016cm)" svg:viewBox="0 0 608 222" svg:d="M608 9c-219-41-422 67-574 178l-34 35">
          <text:p/>
        </draw:path>
        <draw:custom-shape draw:style-name="gr7" draw:text-style-name="P5" draw:layer="layout" svg:width="2.815cm" svg:height="0.353cm" svg:x="4.342cm" svg:y="19.058cm">
          <text:p text:style-name="P2"><text:span text:style-name="T3">30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2" draw:layer="layout" svg:x1="5.076cm" svg:y1="16.623cm" svg:x2="5.215cm" svg:y2="16.623cm">
          <text:p/>
        </draw:line>
        <draw:line draw:style-name="gr24" draw:text-style-name="P2" draw:layer="layout" svg:x1="5.075cm" svg:y1="16.523cm" svg:x2="5.214cm" svg:y2="16.523cm">
          <text:p/>
        </draw:line>
        <draw:line draw:style-name="gr24" draw:text-style-name="P2" draw:layer="layout" svg:x1="5.074cm" svg:y1="16.423cm" svg:x2="5.213cm" svg:y2="16.423cm">
          <text:p/>
        </draw:line>
        <draw:line draw:style-name="gr24" draw:text-style-name="P2" draw:layer="layout" svg:x1="5.074cm" svg:y1="16.323cm" svg:x2="5.213cm" svg:y2="16.323cm">
          <text:p/>
        </draw:line>
        <draw:line draw:style-name="gr24" draw:text-style-name="P2" draw:layer="layout" svg:x1="5.074cm" svg:y1="16.123cm" svg:x2="5.213cm" svg:y2="16.123cm">
          <text:p/>
        </draw:line>
        <draw:line draw:style-name="gr24" draw:text-style-name="P2" draw:layer="layout" svg:x1="5.075cm" svg:y1="16.223cm" svg:x2="5.214cm" svg:y2="16.223cm">
          <text:p/>
        </draw:line>
        <draw:line draw:style-name="gr24" draw:text-style-name="P2" draw:layer="layout" svg:x1="5.074cm" svg:y1="16.723cm" svg:x2="5.213cm" svg:y2="16.723cm">
          <text:p/>
        </draw:line>
        <draw:line draw:style-name="gr24" draw:text-style-name="P2" draw:layer="layout" svg:x1="5.075cm" svg:y1="12.723cm" svg:x2="5.214cm" svg:y2="12.723cm">
          <text:p/>
        </draw:line>
        <draw:line draw:style-name="gr24" draw:text-style-name="P2" draw:layer="layout" svg:x1="5.074cm" svg:y1="12.623cm" svg:x2="5.213cm" svg:y2="12.623cm">
          <text:p/>
        </draw:line>
        <draw:line draw:style-name="gr24" draw:text-style-name="P2" draw:layer="layout" svg:x1="5.073cm" svg:y1="12.523cm" svg:x2="5.212cm" svg:y2="12.523cm">
          <text:p/>
        </draw:line>
        <draw:line draw:style-name="gr24" draw:text-style-name="P2" draw:layer="layout" svg:x1="5.073cm" svg:y1="12.423cm" svg:x2="5.212cm" svg:y2="12.423cm">
          <text:p/>
        </draw:line>
        <draw:line draw:style-name="gr24" draw:text-style-name="P2" draw:layer="layout" svg:x1="5.073cm" svg:y1="12.223cm" svg:x2="5.212cm" svg:y2="12.223cm">
          <text:p/>
        </draw:line>
        <draw:line draw:style-name="gr24" draw:text-style-name="P2" draw:layer="layout" svg:x1="5.074cm" svg:y1="12.323cm" svg:x2="5.213cm" svg:y2="12.323cm">
          <text:p/>
        </draw:line>
        <draw:line draw:style-name="gr24" draw:text-style-name="P2" draw:layer="layout" svg:x1="5.073cm" svg:y1="12.823cm" svg:x2="5.212cm" svg:y2="12.823cm">
          <text:p/>
        </draw:line>
        <draw:line draw:style-name="gr21" draw:text-style-name="P2" draw:layer="layout" svg:x1="3.818cm" svg:y1="15.649cm" svg:x2="4.945cm" svg:y2="12.559cm">
          <text:p/>
        </draw:line>
        <draw:line draw:style-name="gr21" draw:text-style-name="P2" draw:layer="layout" svg:x1="3.818cm" svg:y1="16.002cm" svg:x2="4.815cm" svg:y2="16.51cm">
          <text:p/>
        </draw:line>
        <draw:custom-shape draw:style-name="gr7" draw:text-style-name="P2" draw:layer="layout" svg:width="2.815cm" svg:height="0.353cm" svg:x="1.257cm" svg:y="15.549cm">
          <text:p text:style-name="P2">Gr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815cm" svg:height="0.353cm" svg:x="4.729cm" svg:y="14.141cm">
          <text:p text:style-name="P2"><text:span text:style-name="T3">60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9.906cm" svg:height="10.668cm" svg:x="1.178cm" svg:y="9.32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648cm" svg:height="0.963cm" svg:x="4.726cm" svg:y="8.358cm">
          <draw:text-box>
            <text:p text:style-name="P2"><text:span text:style-name="T4">Sample</text:span></text:p>
          </draw:text-box>
        </draw:frame>
        <draw:frame presentation:style-name="pr4" draw:layer="layout" svg:width="24.762cm" svg:height="3.706cm" svg:x="1.4cm" svg:y="4.314cm" presentation:class="outline" presentation:user-transformed="true">
          <draw:text-box>
            <text:list text:style-name="L2">
              <text:list-header>
                <text:p><text:span text:style-name="T5">検出光に対する反射光の影響を小さくするために、互いの伝搬方向が大きく異なるように光学系を配置した。　</text:span>　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draw:custom-shape draw:style-name="gr29" draw:text-style-name="P2" draw:layer="layout" svg:width="0.96cm" svg:height="0.479cm" svg:x="7.51cm" svg:y="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79cm" svg:x="7.51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7.51cm" svg:y="11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7.51cm" svg:y="12.6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7.51cm" svg:y="14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7.51cm" svg:y="15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7.51cm" svg:y="16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79cm" svg:x="9.429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9.429cm" svg:y="11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59cm" svg:height="0.48cm" svg:x="10.389cm" svg:y="12.6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59cm" svg:height="0.48cm" svg:x="12.308cm" svg:y="14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4.227cm" svg:y="15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6.146cm" svg:y="16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9.504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59cm" svg:height="0.479cm" svg:x="14.707cm" svg:y="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79cm" svg:x="19.504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9.504cm" svg:y="11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9.504cm" svg:y="12.6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7.585cm" svg:y="11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7.585cm" svg:y="12.6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9.504cm" svg:y="14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59cm" svg:height="0.479cm" svg:x="16.626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8cm" svg:x="12.787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7.676cm" svg:height="0.48cm" svg:x="8.47cm" svg:y="16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5.757cm" svg:height="0.48cm" svg:x="8.47cm" svg:y="15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3.838cm" svg:height="0.48cm" svg:x="8.47cm" svg:y="14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1.919cm" svg:height="0.48cm" svg:x="8.47cm" svg:y="12.6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0.959cm" svg:height="0.48cm" svg:x="8.47cm" svg:y="11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0.96cm" svg:height="0.48cm" svg:x="7.51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0.96cm" svg:height="0.48cm" svg:x="19.504cm" svg:y="15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0.959cm" svg:height="0.48cm" svg:x="18.545cm" svg:y="11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1.919cm" svg:height="0.479cm" svg:x="17.585cm" svg:y="9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3.838cm" svg:height="0.479cm" svg:x="15.666cm" svg:y="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96cm" svg:height="0.479cm" svg:x="19.504cm" svg:y="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5.757cm" svg:height="0.48cm" svg:x="13.747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12.954cm" svg:height="1.44cm" svg:x="7.51cm" svg:y="18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4" draw:text-style-name="P2" draw:layer="layout" svg:x1="1.28cm" svg:y1="6.696cm" svg:x2="1.28cm" svg:y2="17.618cm">
          <text:p/>
        </draw:line>
        <draw:line draw:style-name="gr30" draw:text-style-name="P2" draw:layer="layout" svg:x1="1.28cm" svg:y1="6.696cm" svg:x2="2.042cm" svg:y2="6.696cm">
          <text:p/>
        </draw:line>
        <draw:line draw:style-name="gr30" draw:text-style-name="P2" draw:layer="layout" svg:x1="1.28cm" svg:y1="17.596cm" svg:x2="2.042cm" svg:y2="17.596cm">
          <text:p/>
        </draw:line>
        <draw:line draw:style-name="gr24" draw:text-style-name="P2" draw:layer="layout" svg:x1="26.717cm" svg:y1="6.696cm" svg:x2="26.717cm" svg:y2="17.618cm">
          <text:p/>
        </draw:line>
        <draw:line draw:style-name="gr30" draw:text-style-name="P2" draw:layer="layout" svg:x1="25.98cm" svg:y1="6.696cm" svg:x2="26.742cm" svg:y2="6.696cm">
          <text:p/>
        </draw:line>
        <draw:line draw:style-name="gr30" draw:text-style-name="P2" draw:layer="layout" svg:x1="25.98cm" svg:y1="17.596cm" svg:x2="26.742cm" svg:y2="17.596cm">
          <text:p/>
        </draw:line>
        <draw:custom-shape draw:style-name="gr7" draw:text-style-name="P7" draw:layer="layout" svg:width="2.814cm" svg:height="0.854cm" svg:x="0.488cm" svg:y="5.588cm">
          <text:p text:style-name="P2"><text:span text:style-name="T6">系１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814cm" svg:height="1.101cm" svg:x="24.872cm" svg:y="5.503cm">
          <text:p text:style-name="P2"><text:span text:style-name="T6">系２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6.28cm" svg:y1="9.596cm" svg:x2="6.28cm" svg:y2="17.596cm">
          <text:p/>
        </draw:line>
        <draw:line draw:style-name="gr30" draw:text-style-name="P2" draw:layer="layout" svg:x1="6.28cm" svg:y1="9.596cm" svg:x2="7.042cm" svg:y2="9.596cm">
          <text:p/>
        </draw:line>
        <draw:line draw:style-name="gr30" draw:text-style-name="P2" draw:layer="layout" svg:x1="6.28cm" svg:y1="17.596cm" svg:x2="7.042cm" svg:y2="17.596cm">
          <text:p/>
        </draw:line>
        <draw:custom-shape draw:style-name="gr7" draw:text-style-name="P2" draw:layer="layout" svg:width="4.764cm" svg:height="2.032cm" svg:x="1.548cm" svg:y="12.192cm">
          <text:p text:style-name="P2">CO<text:span text:style-name="T7">2</text:span><text:span text:style-name="T8">レーザー用</text:span></text:p>
          <text:p text:style-name="P2"><text:span text:style-name="T8">グレーティング</text:span></text:p>
          <text:p text:style-name="P2"><text:span text:style-name="T8">Λ= 33.8μ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764cm" svg:height="2.032cm" svg:x="2.247cm" svg:y="7.408cm">
          <text:p text:style-name="P2"><text:span text:style-name="T8">He-Ne</text:span><text:span text:style-name="T8">レーザー用</text:span></text:p>
          <text:p text:style-name="P2"><text:span text:style-name="T8">アノマリフィルタ</text:span></text:p>
          <text:p text:style-name="P2"><text:span text:style-name="T8">Λ= 1.88μ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764cm" svg:height="2.032cm" svg:x="20.944cm" svg:y="13.662cm">
          <text:p text:style-name="P2"><text:span text:style-name="T8">He-Ne</text:span><text:span text:style-name="T8">レーザー用</text:span></text:p>
          <text:p text:style-name="P2"><text:span text:style-name="T8">アノマリフィルタ</text:span></text:p>
          <text:p text:style-name="P2"><text:span text:style-name="T8">Λ= 0.42μ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2" draw:layer="layout" svg:x1="21.48cm" svg:y1="6.696cm" svg:x2="21.474cm" svg:y2="13.254cm">
          <text:p/>
        </draw:line>
        <draw:line draw:style-name="gr30" draw:text-style-name="P2" draw:layer="layout" svg:x1="20.78cm" svg:y1="6.696cm" svg:x2="21.542cm" svg:y2="6.696cm">
          <text:p/>
        </draw:line>
        <draw:line draw:style-name="gr30" draw:text-style-name="P2" draw:layer="layout" svg:x1="20.774cm" svg:y1="13.254cm" svg:x2="21.536cm" svg:y2="13.254cm">
          <text:p/>
        </draw:line>
        <draw:custom-shape draw:style-name="gr7" draw:text-style-name="P2" draw:layer="layout" svg:width="4.764cm" svg:height="2.584cm" svg:x="21.548cm" svg:y="8.784cm">
          <text:p text:style-name="P2">CO<text:span text:style-name="T7">2</text:span><text:span text:style-name="T8">レーザー用</text:span></text:p>
          <text:p text:style-name="P2"><text:span text:style-name="T8">グレーティング</text:span></text:p>
          <text:p text:style-name="P2"><text:span text:style-name="T8">左</text:span><text:span text:style-name="T8">: Λ= 6.61μm</text:span></text:p>
          <text:p text:style-name="P2"><text:span text:style-name="T8">右</text:span><text:span text:style-name="T8">: Λ= 73.9μ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9.418cm" svg:height="1.101cm" svg:x="9.18cm" svg:y="4.064cm">
          <text:p text:style-name="P2"><text:span text:style-name="T9">励起には内側、検出には外側のグレーティングを用いる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3cm" svg:y="0.837cm" presentation:class="title" presentation:user-transformed="true">
          <draw:text-box>
            <text:p>SPP導波路パターン</text:p>
          </draw:text-box>
        </draw:frame>
        <draw:custom-shape draw:style-name="gr7" draw:text-style-name="P2" draw:layer="layout" svg:width="4.764cm" svg:height="1.27cm" svg:x="5.842cm" svg:y="5.588cm">
          <text:p text:style-name="P2"><text:span text:style-name="T8">調整用ミラ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764cm" svg:height="1.27cm" svg:x="18.142cm" svg:y="15.888cm">
          <text:p text:style-name="P2"><text:span text:style-name="T8">調整用ミラ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764cm" svg:height="1.27cm" svg:x="11.746cm" svg:y="18.384cm">
          <text:p text:style-name="P2"><text:span text:style-name="T8">目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2" draw:layer="layout" svg:x1="20.32cm" svg:y1="20.32cm" svg:x2="7.62cm" svg:y2="20.272cm">
          <text:p/>
        </draw:line>
        <draw:custom-shape draw:style-name="gr7" draw:text-style-name="P2" draw:layer="layout" svg:width="4.764cm" svg:height="1.27cm" svg:x="19.05cm" svg:y="19.558cm">
          <text:p text:style-name="P2"><text:span text:style-name="T8">14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32" draw:text-style-name="P2" draw:layer="layout" svg:width="10.427cm" svg:height="6.937cm" svg:x="14.224cm" svg:y="12.954cm">
            <draw:image xlink:href="Pictures/1000000000000500000004006B2916E5.jpg" xlink:type="simple" xlink:show="embed" xlink:actuate="onLoad">
              <text:p/>
            </draw:image>
          </draw:frame>
          <draw:custom-shape draw:style-name="gr7" draw:text-style-name="P2" draw:layer="layout" svg:width="2.749cm" svg:height="0.351cm" svg:x="22.397cm" svg:y="20.377cm">
            <text:p text:style-name="P2">100μm</text:p>
            <draw:enhanced-geometry svg:viewBox="0 0 21600 21600" draw:type="rectangle" draw:enhanced-path="M 0 0 L 21600 0 21600 21600 0 21600 0 0 Z N"/>
          </draw:custom-shape>
          <draw:line draw:style-name="gr31" draw:text-style-name="P2" draw:layer="layout" svg:x1="24.527cm" svg:y1="20.113cm" svg:x2="22.606cm" svg:y2="20.066cm">
            <text:p/>
          </draw:line>
        </draw:g>
        <draw:frame presentation:style-name="pr1" draw:layer="layout" svg:width="25.199cm" svg:height="3.506cm" svg:x="1.404cm" svg:y="0.837cm" presentation:class="title" presentation:user-transformed="true">
          <draw:text-box>
            <text:p>導波路の作成</text:p>
          </draw:text-box>
        </draw:frame>
        <draw:frame presentation:style-name="pr4" draw:text-style-name="P9" draw:layer="layout" svg:width="24.762cm" svg:height="11.734cm" svg:x="1.4cm" svg:y="4.014cm" presentation:class="outline" presentation:user-transformed="true">
          <draw:text-box>
            <text:list text:style-name="L2">
              <text:list-header>
                <text:p><text:span text:style-name="T5">・リソグラフィにより</text:span><text:span text:style-name="T5">Au</text:span><text:span text:style-name="T5">薄膜の</text:span><text:span text:style-name="T5">SPP</text:span><text:span text:style-name="T5">導波路を作成した。</text:span></text:p>
                <text:p><text:span text:style-name="T5">・リフトオフの際に超音波洗浄を数分程度行ったところ、グレーティング幅</text:span><text:span text:style-name="T5">Λ= 33.8μm, 73.9μm</text:span><text:span text:style-name="T5">の構造を再現できたが、</text:span><text:span text:style-name="T5">Λ= 0.42μm, 1.88μm, 6.61μm</text:span><text:span text:style-name="T5">の構造は剥離が充分でなく再現できなかった。</text:span></text:p>
                <text:p><text:span text:style-name="T5">・系</text:span><text:span text:style-name="T5">1</text:span><text:span text:style-name="T5">は</text:span><text:span text:style-name="T5">Λ= 33.8μm</text:span><text:span text:style-name="T5">のグレーティングのみを用いて実験可能なため、さらなる剥離は系１での</text:span><text:span text:style-name="T5">SPP</text:span><text:span text:style-name="T5">伝搬長測定後に行うこととした。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4" draw:text-style-name="P10" draw:layer="layout" svg:width="7.62cm" svg:height="1.524cm" svg:x="6.35cm" svg:y="18.034cm" presentation:class="outline" presentation:user-transformed="true">
          <draw:text-box>
            <text:p text:style-name="P2"><text:span text:style-name="T10">グレーティング</text:span><text:span text:style-name="T10">(Λ=33.8μm)</text:span><text:span text:style-name="T10">の顕微鏡写真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2:18:56.508947665</meta:creation-date>
    <dc:date>2015-06-16T17:17:15.980889839</dc:date>
    <meta:editing-duration>P1DT16H24M18S</meta:editing-duration>
    <meta:editing-cycles>70</meta:editing-cycles>
    <meta:generator>LibreOffice/4.2.8.2$Linux_x86 LibreOffice_project/420m0$Build-2</meta:generator>
    <meta:document-statistic meta:object-count="280"/>
  </office:meta>
</office:document-meta>
</file>